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68a" officeooo:paragraph-rsid="001c868a"/>
    </style:style>
    <style:style style:name="P2" style:family="paragraph" style:parent-style-name="Standard">
      <style:text-properties officeooo:rsid="001d6bd0" officeooo:paragraph-rsid="001d6bd0"/>
    </style:style>
    <style:style style:name="P3" style:family="paragraph" style:parent-style-name="Standard">
      <style:text-properties officeooo:rsid="00207123" officeooo:paragraph-rsid="00226f8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868a" officeooo:paragraph-rsid="001c868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6dfe7" officeooo:paragraph-rsid="0036dfe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48924d" officeooo:paragraph-rsid="0048924d" style:font-weight-asian="bold" style:font-weight-complex="bold"/>
    </style:style>
    <style:style style:name="P7" style:family="paragraph" style:parent-style-name="Standard">
      <style:text-properties fo:font-style="italic" officeooo:rsid="00226f8c" officeooo:paragraph-rsid="00226f8c" style:font-style-asian="italic" style:font-style-complex="italic"/>
    </style:style>
    <style:style style:name="P8" style:family="paragraph" style:parent-style-name="Standard">
      <style:text-properties officeooo:rsid="002511f4" officeooo:paragraph-rsid="002a273b"/>
    </style:style>
    <style:style style:name="P9" style:family="paragraph" style:parent-style-name="Standard">
      <style:text-properties officeooo:rsid="002511f4" officeooo:paragraph-rsid="002b57cc"/>
    </style:style>
    <style:style style:name="P10" style:family="paragraph" style:parent-style-name="Standard">
      <style:text-properties officeooo:rsid="002511f4" officeooo:paragraph-rsid="002d6072"/>
    </style:style>
    <style:style style:name="P11" style:family="paragraph" style:parent-style-name="Standard">
      <style:text-properties officeooo:rsid="0027726d" officeooo:paragraph-rsid="0027726d"/>
    </style:style>
    <style:style style:name="P12" style:family="paragraph" style:parent-style-name="Standard">
      <style:text-properties officeooo:rsid="0027726d" officeooo:paragraph-rsid="002d1d15"/>
    </style:style>
    <style:style style:name="P13" style:family="paragraph" style:parent-style-name="Standard">
      <style:text-properties officeooo:rsid="0027726d" officeooo:paragraph-rsid="002d6072"/>
    </style:style>
    <style:style style:name="P14" style:family="paragraph" style:parent-style-name="Standard">
      <style:text-properties officeooo:rsid="002f5bc4" officeooo:paragraph-rsid="0030d800"/>
    </style:style>
    <style:style style:name="P15" style:family="paragraph" style:parent-style-name="Standard">
      <style:text-properties officeooo:rsid="0034000c" officeooo:paragraph-rsid="0034000c"/>
    </style:style>
    <style:style style:name="P16" style:family="paragraph" style:parent-style-name="Standard">
      <style:text-properties style:text-underline-style="none" fo:font-weight="normal" officeooo:rsid="00395836" officeooo:paragraph-rsid="0039583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a618e" officeooo:paragraph-rsid="003a618e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c0f55" officeooo:paragraph-rsid="003c0f5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8924d" officeooo:paragraph-rsid="0048924d" style:font-weight-asian="normal" style:font-weight-complex="normal"/>
    </style:style>
    <style:style style:name="T1" style:family="text">
      <style:text-properties officeooo:rsid="00226f8c"/>
    </style:style>
    <style:style style:name="T2" style:family="text">
      <style:text-properties officeooo:rsid="002a273b"/>
    </style:style>
    <style:style style:name="T3" style:family="text">
      <style:text-properties officeooo:rsid="002d6072"/>
    </style:style>
    <style:style style:name="T4" style:family="text">
      <style:text-properties officeooo:rsid="0030d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1 TIVO</text:p>
      <text:p text:style-name="P1"/>
      <text:p text:style-name="P4">Exercice 1 : Images</text:p>
      <text:p text:style-name="P1"/>
      <text:p text:style-name="P7">On note de 1 octet = 8 bits, 1 Kio = 2¹⁰ octets</text:p>
      <text:p text:style-name="P7">De octets à Kio : on divise par 1024. De Kio à Mio, on divise encore par 1024</text:p>
      <text:p text:style-name="P1"/>
      <text:p text:style-name="P2">a) 1024 * 768 * 16 = 12582912 bits</text:p>
      <text:p text:style-name="P2">12582912 / 8 <text:s/>= 1572864 octets = 1536 Kio = 1,5 Mio</text:p>
      <text:p text:style-name="P2"/>
      <text:p text:style-name="P3">b) <text:span text:style-name="T1">2048 * 1024 * 3 * 8 = 50331648 bits = 6291456 octets = 6144 Kio = 6 Mio</text:span></text:p>
      <text:p text:style-name="P3"/>
      <text:p text:style-name="P8">c) <text:span text:style-name="T2">2 octets = 2¹⁶ = 65536 bits donc suffisant pour coder avec la palette</text:span></text:p>
      <text:p text:style-name="P10"><text:span text:style-name="T3">Avec palette (codage indirect): 3000 * 2000 * 2 + 50000*3 = 12150000 octets = 11865,234375 Kio = 11,587142944 Mio</text:span></text:p>
      <text:p text:style-name="P9"/>
      <text:p text:style-name="P13">Image en codage direct : 3000 * 2000 * 3 * 8 = 144000000 bits = 18000000 octets = 17578,125 Kio <text:span text:style-name="T3">= 17,166137695 Mio</text:span></text:p>
      <text:p text:style-name="P11"/>
      <text:p text:style-name="P12">Nous pouvons donc affirmer que le codage indirect avec la palette est plus avantageux.</text:p>
      <text:p text:style-name="P12"/>
      <text:p text:style-name="P14">d) <text:span text:style-name="T4">Codage direct : 1000 * 600 * 8 = 4800000 bits = 600000 octets</text:span></text:p>
      <text:p text:style-name="P15">Palette codée : 1000 * 600 * 8 + 50 * 8 = 4800400 bits = 600050 octets</text:p>
      <text:p text:style-name="P15">Donc le codage indirect est moins avantageux ici.</text:p>
      <text:p text:style-name="P15"/>
      <text:p text:style-name="P15"/>
      <text:p text:style-name="P5">Exercice 2 : Fichier image</text:p>
      <text:p text:style-name="P5"/>
      <text:p text:style-name="P18">PPM nous indique que nous sommes en couleur.</text:p>
      <text:p text:style-name="P16">P6 nous indique que nous utilisons un format binaire. </text:p>
      <text:p text:style-name="P17">Or, l’image a un taille de 800 * 600.</text:p>
      <text:p text:style-name="P17">De plus, 255 nous indique que chaque couleur occupe un octet, sachant qu’une couleur se code en 3 canaux.</text:p>
      <text:p text:style-name="P17">Donc la place occupée en octets correspond à 800 * 600 * 3 = 1 440 000 octets = 1,37 Mio.</text:p>
      <text:p text:style-name="P17"/>
      <text:p text:style-name="P6">Exercice  3 : Manipulation d’images</text:p>
      <text:p text:style-name="P19"/>
      <text:p text:style-name="P19">Exercice effectué sur machine, stocké dans le workspace eclip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ROTH</meta:initial-creator>
    <meta:creation-date>2018-03-23T11:12:53.898123618</meta:creation-date>
    <meta:generator>LibreOffice/5.2.0.4$Linux_X86_64 LibreOffice_project/20m0$Build-4</meta:generator>
    <dc:date>2018-03-23T11:45:10.606203520</dc:date>
    <dc:creator>Guillaume ROTH</dc:creator>
    <meta:editing-duration>PT32M8S</meta:editing-duration>
    <meta:editing-cycles>23</meta:editing-cycles>
    <meta:document-statistic meta:table-count="0" meta:image-count="0" meta:object-count="0" meta:page-count="1" meta:paragraph-count="22" meta:word-count="282" meta:character-count="1333" meta:non-whitespace-character-count="1074"/>
  </office:meta>
</office:document-meta>
</file>